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 svg:font-family="Cambria"/>
    <style:font-face style:name="Courier New" svg:font-family="'Courier New'"/>
    <style:font-face style:name="FreeSans1" svg:font-family="FreeSans" style:font-family-generic="swiss"/>
    <style:font-face style:name="Ubuntu" svg:font-family="Ubuntu"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style:font-name="Ubuntu" officeooo:paragraph-rsid="000a4a08"/>
    </style:style>
    <style:style style:name="P2" style:family="paragraph" style:parent-style-name="List_20_Paragraph">
      <style:paragraph-properties fo:margin-left="0in" fo:margin-right="0in" fo:text-align="justify" style:justify-single-word="false" fo:text-indent="0in" style:auto-text-indent="false"/>
      <style:text-properties style:font-name="Ubuntu" officeooo:paragraph-rsid="000a4a08"/>
    </style:style>
    <style:style style:name="P3" style:family="paragraph" style:parent-style-name="List_20_Paragraph">
      <style:paragraph-properties fo:margin-left="0in" fo:margin-right="0in" fo:text-align="justify" style:justify-single-word="false" fo:text-indent="0in" style:auto-text-indent="false"/>
      <style:text-properties fo:color="#3465a4" style:font-name="Ubuntu" fo:font-weight="bold" officeooo:rsid="000a4a08" officeooo:paragraph-rsid="000a4a08" style:font-weight-asian="bold"/>
    </style:style>
    <style:style style:name="P4" style:family="paragraph" style:parent-style-name="List_20_Paragraph">
      <style:paragraph-properties fo:margin-left="0in" fo:margin-right="0in" fo:text-align="justify" style:justify-single-word="false" fo:text-indent="0in" style:auto-text-indent="false"/>
      <style:text-properties fo:color="#3465a4" style:font-name="Ubuntu" officeooo:rsid="000a4a08" officeooo:paragraph-rsid="000a4a08"/>
    </style:style>
    <style:style style:name="P5" style:family="paragraph" style:parent-style-name="Standard">
      <style:paragraph-properties fo:text-align="justify" style:justify-single-word="false"/>
      <style:text-properties style:font-name="Ubuntu" officeooo:paragraph-rsid="000a4a08"/>
    </style:style>
    <style:style style:name="P6" style:family="paragraph" style:parent-style-name="Standard">
      <style:paragraph-properties fo:text-align="justify" style:justify-single-word="false"/>
      <style:text-properties style:font-name="Ubuntu" officeooo:paragraph-rsid="000f4131"/>
    </style:style>
    <style:style style:name="P7" style:family="paragraph" style:parent-style-name="Standard">
      <style:paragraph-properties fo:text-align="center" style:justify-single-word="false"/>
      <style:text-properties style:font-name="Ubuntu" fo:font-size="16pt" fo:font-weight="bold" officeooo:paragraph-rsid="000a4a08" style:font-size-asian="16pt" style:font-weight-asian="bold"/>
    </style:style>
    <style:style style:name="P8" style:family="paragraph" style:parent-style-name="Standard">
      <style:paragraph-properties fo:text-align="justify" style:justify-single-word="false"/>
      <style:text-properties style:font-name="Ubuntu" fo:font-weight="bold" officeooo:paragraph-rsid="000a4a08" style:font-weight-asian="bold"/>
    </style:style>
    <style:style style:name="P9" style:family="paragraph" style:parent-style-name="Standard">
      <style:paragraph-properties fo:text-align="justify" style:justify-single-word="false"/>
      <style:text-properties style:font-name="Ubuntu" fo:font-style="italic" officeooo:paragraph-rsid="000a4a08" style:font-style-asian="italic"/>
    </style:style>
    <style:style style:name="P10" style:family="paragraph" style:parent-style-name="Standard">
      <style:paragraph-properties fo:text-align="justify" style:justify-single-word="false"/>
      <style:text-properties style:font-name="Ubuntu" officeooo:rsid="000a4a08" officeooo:paragraph-rsid="000a4a08"/>
    </style:style>
    <style:style style:name="P11" style:family="paragraph" style:parent-style-name="Standard">
      <style:paragraph-properties fo:text-align="justify" style:justify-single-word="false"/>
      <style:text-properties officeooo:paragraph-rsid="000a4a08"/>
    </style:style>
    <style:style style:name="P12" style:family="paragraph" style:parent-style-name="List_20_Paragraph" style:list-style-name="WWNum3">
      <style:paragraph-properties fo:text-align="justify" style:justify-single-word="false"/>
      <style:text-properties style:font-name="Ubuntu" officeooo:paragraph-rsid="000a4a08"/>
    </style:style>
    <style:style style:name="P13" style:family="paragraph" style:parent-style-name="List_20_Paragraph" style:list-style-name="WWNum3">
      <style:paragraph-properties fo:text-align="justify" style:justify-single-word="false">
        <style:tab-stops>
          <style:tab-stop style:position="5.2839in"/>
        </style:tab-stops>
      </style:paragraph-properties>
      <style:text-properties style:font-name="Ubuntu" officeooo:paragraph-rsid="000a4a08"/>
    </style:style>
    <style:style style:name="P14" style:family="paragraph" style:parent-style-name="List_20_Paragraph">
      <style:paragraph-properties fo:text-align="justify" style:justify-single-word="false"/>
      <style:text-properties style:font-name="Ubuntu" officeooo:paragraph-rsid="000a4a08"/>
    </style:style>
    <style:style style:name="P15" style:family="paragraph" style:parent-style-name="List_20_Paragraph" style:list-style-name="L2">
      <style:paragraph-properties fo:text-align="justify" style:justify-single-word="false"/>
      <style:text-properties style:font-name="Ubuntu" officeooo:rsid="00205737" officeooo:paragraph-rsid="000a4a08"/>
    </style:style>
    <style:style style:name="P16" style:family="paragraph" style:parent-style-name="List_20_Paragraph" style:list-style-name="WWNum1">
      <style:paragraph-properties fo:text-align="justify" style:justify-single-word="false"/>
      <style:text-properties style:font-name="Ubuntu" officeooo:paragraph-rsid="000a4a08" fo:background-color="#ffff00"/>
    </style:style>
    <style:style style:name="P17" style:family="paragraph" style:parent-style-name="List_20_Paragraph" style:list-style-name="WWNum2">
      <style:paragraph-properties fo:margin-left="0in" fo:margin-right="0in" fo:text-align="justify" style:justify-single-word="false" fo:text-indent="0in" style:auto-text-indent="false"/>
      <style:text-properties fo:color="#3465a4" style:font-name="Ubuntu" fo:font-weight="bold" officeooo:rsid="000a4a08" officeooo:paragraph-rsid="000a4a08" style:font-weight-asian="bold" style:font-weight-complex="bold"/>
    </style:style>
    <style:style style:name="P18" style:family="paragraph" style:parent-style-name="Standard" style:master-page-name="Standard">
      <style:paragraph-properties fo:text-align="center" style:justify-single-word="false" style:page-number="auto"/>
      <style:text-properties fo:color="#3465a4" style:font-name="Ubuntu" fo:font-size="16pt" fo:font-weight="bold" officeooo:paragraph-rsid="000a4a08" style:font-size-asian="16pt" style:font-weight-asian="bold"/>
    </style:style>
    <style:style style:name="P19" style:family="paragraph" style:parent-style-name="Standard">
      <style:paragraph-properties fo:text-align="justify" style:justify-single-word="false"/>
      <style:text-properties style:font-name="Ubuntu" fo:font-style="italic" officeooo:paragraph-rsid="000a4a08" style:font-style-asian="italic"/>
    </style:style>
    <style:style style:name="P20" style:family="paragraph" style:parent-style-name="Standard">
      <style:paragraph-properties fo:text-align="justify" style:justify-single-word="false"/>
      <style:text-properties style:font-name="Ubuntu" fo:font-style="italic" officeooo:rsid="00167426" officeooo:paragraph-rsid="00167426" style:font-style-asian="italic"/>
    </style:style>
    <style:style style:name="P21" style:family="paragraph" style:parent-style-name="Standard">
      <style:paragraph-properties fo:text-align="justify" style:justify-single-word="false"/>
      <style:text-properties style:font-name="Ubuntu" fo:font-style="italic" officeooo:rsid="00167426" officeooo:paragraph-rsid="00167426" fo:background-color="#ffff00" style:font-style-asian="italic"/>
    </style:style>
    <style:style style:name="P22" style:family="paragraph" style:parent-style-name="Standard">
      <style:paragraph-properties fo:text-align="justify" style:justify-single-word="false"/>
      <style:text-properties style:font-name="Ubuntu" fo:font-style="italic" officeooo:paragraph-rsid="000a4a08" fo:background-color="#ffff00" style:font-style-asian="italic"/>
    </style:style>
    <style:style style:name="P23" style:family="paragraph" style:parent-style-name="Standard" style:list-style-name="L1">
      <style:paragraph-properties fo:text-align="justify" style:justify-single-word="false"/>
      <style:text-properties style:font-name="Ubuntu" officeooo:rsid="0010b20b" officeooo:paragraph-rsid="0010b20b"/>
    </style:style>
    <style:style style:name="P24" style:family="paragraph" style:parent-style-name="Standard" style:list-style-name="L1">
      <style:paragraph-properties fo:text-align="justify" style:justify-single-word="false"/>
      <style:text-properties style:font-name="Ubuntu" officeooo:rsid="0012059a" officeooo:paragraph-rsid="0012059a"/>
    </style:style>
    <style:style style:name="P25" style:family="paragraph" style:parent-style-name="Standard" style:list-style-name="L1">
      <style:paragraph-properties fo:text-align="justify" style:justify-single-word="false"/>
      <style:text-properties style:font-name="Ubuntu" officeooo:paragraph-rsid="000a4a08"/>
    </style:style>
    <style:style style:name="P26" style:family="paragraph" style:parent-style-name="Standard" style:list-style-name="L2">
      <style:paragraph-properties fo:text-align="justify" style:justify-single-word="false"/>
      <style:text-properties style:font-name="Ubuntu" officeooo:paragraph-rsid="000a4a08"/>
    </style:style>
    <style:style style:name="P27" style:family="paragraph" style:parent-style-name="Standard">
      <style:paragraph-properties fo:text-align="justify" style:justify-single-word="false"/>
      <style:text-properties style:font-name="Ubuntu" officeooo:paragraph-rsid="000a4a08"/>
    </style:style>
    <style:style style:name="P28" style:family="paragraph" style:parent-style-name="Standard">
      <style:paragraph-properties fo:text-align="justify" style:justify-single-word="false"/>
      <style:text-properties style:font-name="Ubuntu" officeooo:paragraph-rsid="000a4a08" fo:background-color="#ffff00"/>
    </style:style>
    <style:style style:name="P29" style:family="paragraph" style:parent-style-name="Standard">
      <style:paragraph-properties fo:text-align="justify" style:justify-single-word="false"/>
      <style:text-properties style:font-name="Ubuntu" officeooo:paragraph-rsid="000a4a08" fo:background-color="transparent"/>
    </style:style>
    <style:style style:name="P30" style:family="paragraph" style:parent-style-name="Standard" style:list-style-name="L2">
      <style:paragraph-properties fo:text-align="justify" style:justify-single-word="false"/>
      <style:text-properties officeooo:paragraph-rsid="000a4a08"/>
    </style:style>
    <style:style style:name="T1" style:family="text">
      <style:text-properties fo:font-weight="bold" style:font-weight-asian="bold"/>
    </style:style>
    <style:style style:name="T2" style:family="text">
      <style:text-properties fo:font-weight="bold" officeooo:rsid="00205737" style:font-weight-asian="bold"/>
    </style:style>
    <style:style style:name="T3" style:family="text">
      <style:text-properties officeooo:rsid="00205737"/>
    </style:style>
    <style:style style:name="T4" style:family="text">
      <style:text-properties fo:font-style="italic" style:font-style-asian="italic"/>
    </style:style>
    <style:style style:name="T5" style:family="text">
      <style:text-properties fo:font-style="italic" fo:background-color="#ffff00" loext:char-shading-value="0" style:font-style-asian="italic"/>
    </style:style>
    <style:style style:name="T6" style:family="text">
      <style:text-properties fo:font-style="italic" fo:background-color="#ffff00" loext:char-shading-value="0" style:font-style-asian="italic"/>
    </style:style>
    <style:style style:name="T7" style:family="text">
      <style:text-properties officeooo:rsid="000a4a08"/>
    </style:style>
    <style:style style:name="T8" style:family="text">
      <style:text-properties style:font-name="Ubuntu"/>
    </style:style>
    <style:style style:name="T9" style:family="text">
      <style:text-properties style:font-name="Ubuntu" officeooo:rsid="000e9747"/>
    </style:style>
    <style:style style:name="T10" style:family="text">
      <style:text-properties style:font-name="Ubuntu" officeooo:rsid="000f4131"/>
    </style:style>
    <style:style style:name="T11" style:family="text">
      <style:text-properties style:font-name="Ubuntu" officeooo:rsid="001014f1"/>
    </style:style>
    <style:style style:name="T12" style:family="text">
      <style:text-properties style:font-name="Ubuntu" officeooo:rsid="0012059a"/>
    </style:style>
    <style:style style:name="T13" style:family="text">
      <style:text-properties officeooo:rsid="000f4131"/>
    </style:style>
    <style:style style:name="T14" style:family="text">
      <style:text-properties officeooo:rsid="0010b20b"/>
    </style:style>
    <style:style style:name="T15" style:family="text">
      <style:text-properties officeooo:rsid="0012059a"/>
    </style:style>
    <style:style style:name="T16" style:family="text">
      <style:text-properties fo:background-color="#ffff00" loext:char-shading-value="0"/>
    </style:style>
    <style:style style:name="T17" style:family="text">
      <style:text-properties fo:background-color="#ffff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Base de données - Projet SQL</text:p>
      <text:p text:style-name="P7"/>
      <text:p text:style-name="P5"/>
      <text:p text:style-name="P10">Ce projet a pour objectif de vous faire créer une base SQL à partir d’un cas d’usage.</text:p>
      <text:p text:style-name="P10"/>
      <text:p text:style-name="P5"/>
      <text:p text:style-name="P3">I. Énoncé</text:p>
      <text:p text:style-name="P5"/>
      <text:p text:style-name="P5"/>
      <text:p text:style-name="P5">Un géant des fast-food décide de recréer son modèle de base de données.</text:p>
      <text:p text:style-name="P5"/>
      <text:p text:style-name="P5">Cette multinationale a dans son réseau commercial des restaurants <text:span text:style-name="T3">dans le monde entier</text:span>. Un restaurant a une capacité de x places. Il peut être équipé avec un espace pour enfant, posséder ou non des bornes service rapide (paiement par CB), être accessible aux personnes à mobilité réduite et posséder un parking.</text:p>
      <text:p text:style-name="P5"/>
      <text:p text:style-name="P5">Chacun de ces restaurants est dirigé par un directeur qui est soutenu par un ou plusieurs managers. Chaque manager est responsable d’une dizaine d’employés. On distingue ensuite deux types de personnes, les caissiers et les cuisiniers. L’expérience du personnel est prise en compte. En effet, une personne travaillant depuis moins d’1 an dans un restaurant sera considérée comme en formation. Au-delà de 1 an, elle pourra être considérée comme expérimenté sur son poste. Une personne peut changer de poste au cours de sa carrière dans cette chaîne mais aussi de restaurant. En effet, elle peut soit changer de domaine en passant de la cuisine à la caisse ou alors évoluer vers manager et même directeur.</text:p>
      <text:p text:style-name="P5"/>
      <text:p text:style-name="P5">La paye est virée sur le compte de la personne à chaque fin de mois et le bulletin de paie lui est envoyé directement à son adresse et adressé à son nom. Le salaire évolue tous les ans à partir du 1 janvier (dans ce cas, nous établirons l’hypothèse que tous les salariés ont un salaire fixe et n’obtiennent jamais de primes). L’augmentation est décidée par le manager direct suivant une note qu’il attribue à l’employé (de 1 à 10). Une trace des anciens salaires doit être gardée. </text:p>
      <text:p text:style-name="P5"/>
      <text:p text:style-name="P5">La politique actuelle de cette chaîne est de ne pas mettre plus d’un restaurant par code postal. Chaque restaurant propose une carte. Cette carte est semblable aux autres restaurants se trouvant dans le même pays mais peut être différent d’une carte d’un autre pays. Une carte est composée d’items qui peuvent être des plats, des boissons, et des desserts. Ces items ont un nom, un prix fixe et peuvent être utilisé dans plusieurs cartes (i.e. : un plat peut être le même en France et en Allemagne). Un plat et un dessert sont composés d’ingrédients qui ont eux-mêmes un prix d’achat (la somme du coût des ingrédients est inférieur au coût de l’item). Une boisson a plusieurs tailles (petite, moyenne, large). La carte intègre aussi des menus. Un menu a un nom et est composé uniquement d’un plat, une boisson et un dessert ayant des prix réduits.</text:p>
      <text:p text:style-name="P5"/>
      <text:p text:style-name="P11"><text:span text:style-name="T8">Lorsqu’une personne passe commande, le ticket de caisse affiche l’heure, le vendeur (si vente par borne, le vendeur sera nommé « BorneRapide »), le </text:span><text:span text:style-name="T9">restaurant</text:span><text:span text:style-name="T8">, le moyen de paiement (CB, Espèce), la somme, et les items achetés.</text:span></text:p>
      <text:p text:style-name="P5"/>
      <text:p text:style-name="P5">Une gestion des stocks est assurée. En effet, chaque restaurant peut connaître en direct la quantité restante pour chacun de ses ingrédients en stock.</text:p>
      <text:p text:style-name="P5"/>
      <text:p text:style-name="P6"/>
      <text:p text:style-name="P6"><text:soft-page-break/>1. Réalise<text:span text:style-name="T13">r</text:span> l<text:span text:style-name="T13">e schéma relationnel de l</text:span>a base de données de la chaîne de fast food en <text:span text:style-name="T13">indiquant les cardinalités.</text:span></text:p>
      <text:p text:style-name="P6"/>
      <text:p text:style-name="P6"><text:span text:style-name="T13">2. Créer la base de données SQL avec </text:span>MariaDB et D<text:span text:style-name="T13">B</text:span>eaver</text:p>
      <text:p text:style-name="P8"/>
      <text:p text:style-name="P11"><text:span text:style-name="T11">3</text:span><text:span text:style-name="T8">. </text:span><text:span text:style-name="T10">Écrire</text:span><text:span text:style-name="T8"> les requêtes SQL pour :</text:span></text:p>
      <text:p text:style-name="P28"><text:tab/>a. Extraire le nombre d’employés dans le département du 64 <text:span text:style-name="T4">(Colonne 1 : nombre d’employés)</text:span></text:p>
      <text:p text:style-name="P9"/>
      <text:p text:style-name="P9">SELECT count(resto_id) FROM JunkFood.Postes where resto_id in (SELECT id FROM JunkFood.Restaurants where code_postal like '64%') and en_cours = True;</text:p>
      <text:p text:style-name="P9"/>
      <text:p text:style-name="P28"><text:tab/>b. Extraire l’ingrédient le plus utilisé dans chaque département. <text:span text:style-name="T4">(Colonne 1 : département, Colonne 2 : ingrédient, Colonne 3 : Utilisation ingrédient)</text:span></text:p>
      <text:p text:style-name="P22"/>
      <text:p text:style-name="P21">pour chaque pays ; carte ; tout les ingredient on a besoin (recettes)</text:p>
      <text:p text:style-name="P20">USE JunkFood;</text:p>
      <text:p text:style-name="P20"/>
      <text:p text:style-name="P20">CREATE OR REPLACE TABLE temp AS</text:p>
      <text:p text:style-name="P20">SELECT pays_id, ing_id, sum(unites) AS Tot_ing FROM Cartes</text:p>
      <text:p text:style-name="P20">JOIN Recettes</text:p>
      <text:p text:style-name="P20">ON Cartes.item_id = Recettes.item_id</text:p>
      <text:p text:style-name="P20">GROUP BY pays_id, ing_id;</text:p>
      <text:p text:style-name="P20"/>
      <text:p text:style-name="P20">CREATE OR REPLACE TABLE Resto AS</text:p>
      <text:p text:style-name="P20">SELECT *, <text:s/>SUBSTR(code_postal,1,2) AS Dep FROM Restaurants;</text:p>
      <text:p text:style-name="P20"/>
      <text:p text:style-name="P20">CREATE OR REPLACE TABLE tmp AS</text:p>
      <text:p text:style-name="P20">SELECT Dep, ing_id, SUM(Tot_ing) AS tot FROM Resto</text:p>
      <text:p text:style-name="P20">JOIN temp</text:p>
      <text:p text:style-name="P20">ON Resto.pays_id = temp.pays_id</text:p>
      <text:p text:style-name="P20">GROUP BY Dep, ing_id;</text:p>
      <text:p text:style-name="P20"/>
      <text:p text:style-name="P20">SELECT Dep, ing_id, MAX(tot) FROM tmp GROUP BY Dep;</text:p>
      <text:p text:style-name="P20"/>
      <text:p text:style-name="P9"/>
      <text:p text:style-name="P28">c. Extraire le restaurant ayant la masse salariale la moins importante (somme des salaires) <text:span text:style-name="T4">(Colonne 1 : Restaurant, Colonne 2 : masse salariale)</text:span></text:p>
      <text:p text:style-name="P5">create or replace table TEMP as</text:p>
      <text:p text:style-name="P5"><text:s/>(select SalairesNotes.ind_id, salaire, resto_id </text:p>
      <text:p text:style-name="P5"><text:s text:c="4"/>from SalairesNotes </text:p>
      <text:p text:style-name="P5"><text:s text:c="2"/>left join Postes </text:p>
      <text:p text:style-name="P5"><text:s text:c="8"/>on SalairesNotes.ind_id = Postes.ind_id);</text:p>
      <text:p text:style-name="P5"><text:s text:c="8"/></text:p>
      <text:p text:style-name="P5">create or replace table TEMP_2 as <text:s text:c="7"/></text:p>
      <text:p text:style-name="P5"><text:s/>(select ind_id, salaire, resto_id, code_postal <text:s/>,ville</text:p>
      <text:p text:style-name="P5"><text:s text:c="4"/>from TEMP </text:p>
      <text:p text:style-name="P5"><text:s text:c="2"/>left join Restaurants </text:p>
      <text:p text:style-name="P5"><text:s text:c="8"/>on resto_id = id);</text:p>
      <text:p text:style-name="P5"><text:s text:c="8"/></text:p>
      <text:p text:style-name="P5">create or replace table TEMP_3</text:p>
      <text:p text:style-name="P5"><text:s/>(select sum(salaire) as tot_salaire, code_postal , ville</text:p>
      <text:p text:style-name="P5"><text:soft-page-break/><text:s text:c="4"/>from TEMP_2 </text:p>
      <text:p text:style-name="P5"><text:s text:c="4"/>group by code_postal </text:p>
      <text:p text:style-name="P5"><text:s text:c="4"/>order by tot_salaire);</text:p>
      <text:p text:style-name="P5"><text:s text:c="4"/></text:p>
      <text:p text:style-name="P5">select min(tot_salaire), code_postal, ville from TEMP_3;</text:p>
      <text:p text:style-name="P5"/>
      <text:p text:style-name="P5">drop table TEMP, TEMP_2, TEMP_3;</text:p>
      <text:p text:style-name="P5"/>
      <text:p text:style-name="P5">d. Extraire le plat le moins vendu entre 00h00 et 11h59 pour chaque restaurant. <text:span text:style-name="T4">(Colonne 1 : Restaurant, colonne 2 : plat, colonne 3 : quantité)</text:span></text:p>
      <text:p text:style-name="P5"><text:span text:style-name="T4">CREATE OR REPLACE TABLE temp AS</text:span></text:p>
      <text:p text:style-name="P5"><text:span text:style-name="T4">SELECT order_id, nom, id as item_id, type_item, quantite FROM JunkFood.Items</text:span></text:p>
      <text:p text:style-name="P5"><text:span text:style-name="T4">join Orders_items</text:span></text:p>
      <text:p text:style-name="P5"><text:span text:style-name="T4">on Orders_items.item_id = Items.id</text:span></text:p>
      <text:p text:style-name="P5"><text:span text:style-name="T4">where type_item = "plat";</text:span></text:p>
      <text:p text:style-name="P5"><text:span text:style-name="T4"/></text:p>
      <text:p text:style-name="P5"><text:span text:style-name="T4">CREATE OR REPLACE TABLE temp1 AS</text:span></text:p>
      <text:p text:style-name="P5"><text:span text:style-name="T4">SELECT resto_id, order_id, nom, item_id, type_item, quantite, DATE(date_heure), TIME(date_heure) FROM Orders</text:span></text:p>
      <text:p text:style-name="P5"><text:span text:style-name="T4">right join temp</text:span></text:p>
      <text:p text:style-name="P5"><text:span text:style-name="T4">on temp.order_id = Orders.id</text:span></text:p>
      <text:p text:style-name="P5"><text:span text:style-name="T4">WHERE TIME(date_heure) &lt; "12:00:00";</text:span></text:p>
      <text:p text:style-name="P5"><text:span text:style-name="T4"/></text:p>
      <text:p text:style-name="P5"><text:span text:style-name="T4">CREATE OR REPLACE TABLE temp2 AS</text:span></text:p>
      <text:p text:style-name="P5"><text:span text:style-name="T4">select <text:s/>resto_id, ville , order_id, nom as plat, item_id, type_item, sum(quantite) as SumQuantite from Restaurants</text:span></text:p>
      <text:p text:style-name="P5"><text:span text:style-name="T4">join temp1</text:span></text:p>
      <text:p text:style-name="P5"><text:span text:style-name="T4">on temp1.resto_id = Restaurants.id</text:span></text:p>
      <text:p text:style-name="P5"><text:span text:style-name="T4">Group by ville</text:span></text:p>
      <text:p text:style-name="P5"><text:span text:style-name="T4">order by sum(quantite);</text:span></text:p>
      <text:p text:style-name="P5"><text:span text:style-name="T4"/></text:p>
      <text:p text:style-name="P5"><text:span text:style-name="T4">select ville as Restaurant, plat, min(SumQuantite) from temp2;</text:span></text:p>
      <text:p text:style-name="P5"><text:span text:style-name="T4"/></text:p>
      <text:p text:style-name="P5"><text:span text:style-name="T4">drop table temp, temp1, temp2;</text:span></text:p>
      <text:p text:style-name="P5"/>
      <text:p text:style-name="P28"><text:tab/>e. Extraire les restaurants n’ayant pas encore ouvert (sans employés). <text:span text:style-name="T4">(Colonne 1 : Restaurant)</text:span></text:p>
      <text:p text:style-name="P29"><text:span text:style-name="T4">SELECT resto_id, count(en_cours) FROM JunkFood.Postes </text:span></text:p>
      <text:p text:style-name="P29"><text:span text:style-name="T4">where <text:s/>en_cours = false</text:span></text:p>
      <text:p text:style-name="P29"><text:span text:style-name="T4">group by resto_id;</text:span></text:p>
      <text:p text:style-name="P9"/>
      <text:p text:style-name="P5"><text:tab/><text:span text:style-name="T17">f. Extraire les stocks du restaurant du 64200 avec une colonne intitulée « à commander » qui aura comme valeur </text:span><text:span text:style-name="T6">(Colonne 1 : Ingredient, Colonne 2 : A commander) :</text:span></text:p>
      <text:list xml:id="list504778909" text:style-name="WWNum1">
        <text:list-item>
          <text:p text:style-name="P16">Si l’ingrédient a plus de 1000 unités en stock, le statut est « OK ».</text:p>
        </text:list-item>
        <text:list-item>
          <text:p text:style-name="P16">Si l’ingrédient a entre 750 et 999 unités en stock, le statut est « en stock ».</text:p>
        </text:list-item>
        <text:list-item>
          <text:p text:style-name="P16">Si l’ingrédient a entre 500 et 747 unités en stock, le statut est « à commander : Pas d’urgence ».</text:p>
        </text:list-item>
        <text:list-item>
          <text:p text:style-name="P16">Si l’ingrédient a entre 250 et 499 unités en stock, le statut est « à commander : urgence ».</text:p>
        </text:list-item>
        <text:list-item>
          <text:p text:style-name="P16">Si l’ingrédient a entre 1 et 249 unités en stock, le statut est « à commander : prioritaire ».</text:p>
        </text:list-item>
        <text:list-item>
          <text:p text:style-name="P16"><text:soft-page-break/>Si l’ingrédient n’a pas de stock, le statut est : « à commander : Rupture de stock ».</text:p>
        </text:list-item>
      </text:list>
      <text:p text:style-name="P1">CREATE OR REPLACE TABLE CheckStock AS</text:p>
      <text:p text:style-name="P1">SELECT nom, ing_id, rest_id, unites <text:s/>FROM JunkFood.Stocks</text:p>
      <text:p text:style-name="P1">join Ingredients</text:p>
      <text:p text:style-name="P1">on Stocks.ing_id = Ingredients.id</text:p>
      <text:p text:style-name="P1">where rest_id in(SELECT id FROM JunkFood.Restaurants</text:p>
      <text:p text:style-name="P1">where code_postal = 64200);</text:p>
      <text:p text:style-name="P1"/>
      <text:p text:style-name="P1">ALTER TABLE CheckStock</text:p>
      <text:p text:style-name="P1">ADD acomm varchar(255);</text:p>
      <text:p text:style-name="P1">update CheckStock set acomm = "Ok" where unites &gt;= 1000;</text:p>
      <text:p text:style-name="P1">update CheckStock set acomm = "En stock" where unites &lt; 1000 and unites &gt;= 750;</text:p>
      <text:p text:style-name="P1">update CheckStock set acomm = "Pas d’urgence" where unites &lt; 750 and unites &gt;= 500;</text:p>
      <text:p text:style-name="P1">update CheckStock set acomm = "Urgence" where unites &lt; 500 and unites &gt;= 250;</text:p>
      <text:p text:style-name="P1">update CheckStock set acomm = "Prioritaire" where unites &lt; 250 and unites &gt;= 1;</text:p>
      <text:p text:style-name="P1">update CheckStock set acomm = "Rupture de stock" where unites &lt; 1;</text:p>
      <text:p text:style-name="P1"/>
      <text:p text:style-name="P1">SELECT nom, acomm from CheckStock;</text:p>
      <text:p text:style-name="P5"/>
      <text:p text:style-name="P5"><text:span text:style-name="T17"><text:tab/>g. Extraire le bénéfice moyen de chaque pays sur l’ensemble des produits vendus (bénéfice = prix de vente d’un item – prix d’achat). </text:span><text:span text:style-name="T6">(Colonne 1 : Pays, Colonne 2 :</text:span><text:span text:style-name="T4"> Benefmoyen)</text:span></text:p>
      <text:p text:style-name="P5"><text:span text:style-name="T4">BeneficeEtMoyene</text:span></text:p>
      <text:p text:style-name="P5"><text:span text:style-name="T4">create or replace table temp1 as</text:span></text:p>
      <text:p text:style-name="P5"><text:span text:style-name="T4">SELECT Orders.id as OrderID, somme, pays_id FROM JunkFood.Orders</text:span></text:p>
      <text:p text:style-name="P5"><text:span text:style-name="T4">join Restaurants</text:span></text:p>
      <text:p text:style-name="P5"><text:span text:style-name="T4">on Restaurants.id = Orders.resto_id;</text:span></text:p>
      <text:p text:style-name="P5"><text:span text:style-name="T4"/></text:p>
      <text:p text:style-name="P5"><text:span text:style-name="T4">create or replace table Orders_itemsOrdersRestaurant as</text:span></text:p>
      <text:p text:style-name="P5"><text:span text:style-name="T4">select * from temp1</text:span></text:p>
      <text:p text:style-name="P5"><text:span text:style-name="T4">join Orders_items</text:span></text:p>
      <text:p text:style-name="P5"><text:span text:style-name="T4">on temp1.OrderID = Orders_items.order_id;</text:span></text:p>
      <text:p text:style-name="P5"><text:span text:style-name="T4"/></text:p>
      <text:p text:style-name="P5"><text:span text:style-name="T4">create or replace table tempRecetIng as </text:span></text:p>
      <text:p text:style-name="P5"><text:span text:style-name="T4">SELECT ing_id, nom, item_id, unites, prix as PrixAchat , <text:s/>unites*prix as prixParUnitesxAchat FROM JunkFood.Recettes</text:span></text:p>
      <text:p text:style-name="P5"><text:span text:style-name="T4">join Ingredients</text:span></text:p>
      <text:p text:style-name="P5"><text:span text:style-name="T4">on Ingredients.id = Recettes.ing_id</text:span></text:p>
      <text:p text:style-name="P5"><text:span text:style-name="T4">;</text:span></text:p>
      <text:p text:style-name="P5"><text:span text:style-name="T4"/></text:p>
      <text:p text:style-name="P5"><text:span text:style-name="T4">create or replace table tempRecetIngItems as </text:span></text:p>
      <text:p text:style-name="P5"><text:span text:style-name="T4">select item_id, sum(prixParUnitesxAchat) as SumPrixDAchat , Items.nom as ItemsNom, prix as PrixDeVente from tempRecetIng</text:span></text:p>
      <text:p text:style-name="P5"><text:span text:style-name="T4">join Items</text:span></text:p>
      <text:p text:style-name="P5"><text:span text:style-name="T4">on tempRecetIng.item_id = Items.id</text:span></text:p>
      <text:p text:style-name="P5"><text:span text:style-name="T4">group by item_id</text:span></text:p>
      <text:p text:style-name="P5"><text:span text:style-name="T4">;</text:span></text:p>
      <text:p text:style-name="P5"><text:span text:style-name="T4"/></text:p>
      <text:p text:style-name="P5"><text:span text:style-name="T4">create or replace table beneficeSum as</text:span></text:p>
      <text:p text:style-name="P5"><text:soft-page-break/><text:span text:style-name="T4">select pays_id, order_id, sum((quantite*PrixDeVente - quantite*SumPrixDAchat )) as benefice <text:s text:c="3"/>from Orders_itemsOrdersRestaurant</text:span></text:p>
      <text:p text:style-name="P5"><text:span text:style-name="T4">join tempRecetIngItems</text:span></text:p>
      <text:p text:style-name="P5"><text:span text:style-name="T4">on tempRecetIngItems.item_id = Orders_itemsOrdersRestaurant.item_id</text:span></text:p>
      <text:p text:style-name="P5"><text:span text:style-name="T4">group by pays_id;</text:span></text:p>
      <text:p text:style-name="P5"><text:span text:style-name="T4"/></text:p>
      <text:p text:style-name="P5"><text:span text:style-name="T4">create or replace table nombreResto as</text:span></text:p>
      <text:p text:style-name="P5"><text:span text:style-name="T4">SELECT pays_id, count(pays_id) as nombreResto FROM JunkFood.Restaurants</text:span></text:p>
      <text:p text:style-name="P5"><text:span text:style-name="T4">group by pays_id;</text:span></text:p>
      <text:p text:style-name="P5"><text:span text:style-name="T4"/></text:p>
      <text:p text:style-name="P5"><text:span text:style-name="T4">create or replace table BeneficeEtMoyene as</text:span></text:p>
      <text:p text:style-name="P5"><text:span text:style-name="T4">select nombreResto.pays_id, benefice , benefice/nombreResto as moyeneParResto from beneficeSum</text:span></text:p>
      <text:p text:style-name="P5"><text:span text:style-name="T4">join nombreResto</text:span></text:p>
      <text:p text:style-name="P5"><text:span text:style-name="T4">on nombreResto.pays_id = beneficeSum.pays_id</text:span></text:p>
      <text:p text:style-name="P5"><text:span text:style-name="T4">;</text:span></text:p>
      <text:p text:style-name="P5"><text:span text:style-name="T4"/></text:p>
      <text:p text:style-name="P5"><text:span text:style-name="T4">create or replace table MoyenneParPays as</text:span></text:p>
      <text:p text:style-name="P5"><text:span text:style-name="T4">select pays, benefice, moyeneParResto from BeneficeEtMoyene</text:span></text:p>
      <text:p text:style-name="P5"><text:span text:style-name="T4">join Pays</text:span></text:p>
      <text:p text:style-name="P5"><text:span text:style-name="T4">on Pays.id = BeneficeEtMoyene.Pays_id;</text:span></text:p>
      <text:p text:style-name="P5"><text:span text:style-name="T4"/></text:p>
      <text:p text:style-name="P5"><text:span text:style-name="T4">drop table temp1, Orders_itemsOrdersRestaurant, tempRecetIng, tempRecetIngItems, beneficeSum, nombreResto, BeneficeEtMoyene;</text:span></text:p>
      <text:p text:style-name="P5"/>
      <text:p text:style-name="P28"><text:tab/>h. Extraire le top 10 des restaurants payant le mieux leurs employés ayant plus de deux ans d’expérience. <text:span text:style-name="T4">(Colonne 1 : restaurant, colonne 2 : salaireMoyen)</text:span></text:p>
      <text:p text:style-name="P5"><text:span text:style-name="T4">create or replace table PersonnelPostes as</text:span></text:p>
      <text:p text:style-name="P5"><text:span text:style-name="T4">SELECT Personnel.id as PersonnelID, experience, resto_id FROM JunkFood.Personnel</text:span></text:p>
      <text:p text:style-name="P5"><text:span text:style-name="T4">join Postes</text:span></text:p>
      <text:p text:style-name="P5"><text:span text:style-name="T4">on Postes.ind_id = Personnel.id</text:span></text:p>
      <text:p text:style-name="P5"><text:span text:style-name="T4">where experience &gt;24;</text:span></text:p>
      <text:p text:style-name="P5"><text:span text:style-name="T4"/></text:p>
      <text:p text:style-name="P5"><text:span text:style-name="T4">select resto_id, <text:s/>avg(salaire) as moyenneSalaire <text:s/>from <text:s/>PersonnelPostes</text:span></text:p>
      <text:p text:style-name="P5"><text:span text:style-name="T4">join SalairesNotes</text:span></text:p>
      <text:p text:style-name="P5"><text:span text:style-name="T4">on SalairesNotes.ind_id = PersonnelPostes.PersonnelID</text:span></text:p>
      <text:p text:style-name="P5"><text:span text:style-name="T4">group by resto_id </text:span></text:p>
      <text:p text:style-name="P5"><text:span text:style-name="T4">order by moyenneSalaire desc</text:span></text:p>
      <text:p text:style-name="P5"><text:span text:style-name="T4">limit 10</text:span></text:p>
      <text:p text:style-name="P5"><text:span text:style-name="T4"/></text:p>
      <text:p text:style-name="P5"><text:span text:style-name="T4">;</text:span></text:p>
      <text:p text:style-name="P5"/>
      <text:p text:style-name="P5"><text:tab/>i. Extraire le nombre moyen de ventes réalisé pour chaque heure par un employé ayant moins d’1 an d’expérience <text:span text:style-name="T4">(Colonne 1 : Heure, Colonne 2 : nbventes)</text:span></text:p>
      <text:p text:style-name="P5"/>
      <text:p text:style-name="P5"><text:tab/>j. Extraire le chiffre d’affaire moyen des restaurants ayant un espace pour enfant et celui des restaurants n’en ayant pas. <text:span text:style-name="T4">(Colonne 1 : typeRestaurant, Colonne 2 : CAmoyen)</text:span></text:p>
      <text:p text:style-name="P5"/>
      <text:p text:style-name="P5"><text:tab/>k. Extraire la moyenne des notes attribuées pour chaque manager aux employés sous leurs ordres <text:span text:style-name="T4">(Colonne 1 : manager, Colonne 2 : notemoyenne).</text:span></text:p>
      <text:p text:style-name="P9"/>
      <text:p text:style-name="P5"><text:soft-page-break/><text:tab/>l. Lister l’ensemble des menus pour la France et l’Espagne <text:span text:style-name="T4">(Colonne 1 : Pays, Colonne 2 : Nom menu, Colonne 3 : plat, Colonne 4 : boisson, Colonne 5 : dessert)</text:span></text:p>
      <text:list xml:id="list2635329247" text:style-name="WWNum2">
        <text:list-header>
          <text:p text:style-name="P17">II. Modalités</text:p>
        </text:list-header>
      </text:list>
      <text:p text:style-name="P1"/>
      <text:list xml:id="list2562354015" text:style-name="L1">
        <text:list-item>
          <text:p text:style-name="P23">5 groupes de 3 et 2 groupes de 2</text:p>
        </text:list-item>
        <text:list-item>
          <text:p text:style-name="P24">07 et 08 janvier</text:p>
        </text:list-item>
        <text:list-item>
          <text:p text:style-name="P25"><text:span text:style-name="T15">Deux</text:span> temps pendant le projet :</text:p>
        </text:list-item>
      </text:list>
      <text:list xml:id="list2570247141" text:style-name="WWNum3">
        <text:list-item>
          <text:p text:style-name="P12">partie <text:span text:style-name="T15">construction théorique de la base : <text:s/></text:span>schéma relationnel et cardinalit<text:span text:style-name="T7">é</text:span></text:p>
        </text:list-item>
        <text:list-item>
          <text:p text:style-name="P13">partie code : <text:span text:style-name="T7">créer la base et </text:span>générer les tables <text:span text:style-name="T14">+ simuler des données</text:span> + requêtes sql</text:p>
        </text:list-item>
      </text:list>
      <text:p text:style-name="P2"/>
      <text:p text:style-name="P4"><text:span text:style-name="T2">I</text:span><text:span text:style-name="T1">II. Livrables</text:span></text:p>
      <text:p text:style-name="P5"/>
      <text:list xml:id="list3207039426" text:style-name="L2">
        <text:list-item>
          <text:p text:style-name="P26">La base de données réalisée</text:p>
        </text:list-item>
        <text:list-item>
          <text:p text:style-name="P30"><text:span text:style-name="T8">Une </text:span><text:span text:style-name="T12">texte (très court)</text:span><text:span text:style-name="T8"> détaillant l’approche et justifiant les choix : </text:span><text:span text:style-name="T12">se concentrer sur les points essentiels</text:span></text:p>
        </text:list-item>
        <text:list-item>
          <text:p text:style-name="P26">Le schéma relationnel avec les cardinalités</text:p>
        </text:list-item>
        <text:list-item>
          <text:p text:style-name="P15">Les requêtes SQL commentées (fichier .sql)</text:p>
        </text:list-item>
      </text:list>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 svg:font-family="Cambria"/>
    <style:font-face style:name="Courier New" svg:font-family="'Courier New'"/>
    <style:font-face style:name="FreeSans1" svg:font-family="FreeSans" style:font-family-generic="swiss"/>
    <style:font-face style:name="Ubuntu" svg:font-family="Ubuntu"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Label_20_1" style:display-name="ListLabel 1" style:family="text">
      <style:text-properties style:font-name="Calibri" fo:font-family="Calibri" style:font-family-generic="roman" style:font-pitch="variable" style:font-name-complex="Cambria1" style:font-family-complex="Cambri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style="normal" style:font-style-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Cambria"/>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0.25in" fo:text-indent="-0.25in" fo:margin-left="2.7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0.25in" fo:text-indent="-0.25in" fo:margin-left="4.2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3">
      <text:list-level-style-number text:level="1" text:style-name="ListLabel_20_10" style:num-suffix="." style:num-format="1">
        <style:list-level-properties text:list-level-position-and-space-mode="label-alignment">
          <style:list-level-label-alignment text:label-followed-by="listtab" text:list-tab-stop-position="0.25in" fo:text-indent="-0.25in" fo:margin-left="0.98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25in" fo:text-indent="-0.25in" fo:margin-left="1.486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25in" fo:text-indent="-0.1252in" fo:margin-left="1.9862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0.25in" fo:margin-left="2.486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25in" fo:text-indent="-0.25in" fo:margin-left="2.986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25in" fo:text-indent="-0.1252in" fo:margin-left="3.4862in"/>
        </style:list-level-properties>
      </text:list-level-style-number>
      <text:list-level-style-number text:level="7" style:num-suffix="." style:num-format="1">
        <style:list-level-properties text:list-level-position-and-space-mode="label-alignment">
          <style:list-level-label-alignment text:label-followed-by="listtab" text:list-tab-stop-position="0.25in" fo:text-indent="-0.25in" fo:margin-left="3.986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25in" fo:text-indent="-0.25in" fo:margin-left="4.486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25in" fo:text-indent="-0.1252in" fo:margin-left="4.9862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6T12:28:48.757775329</meta:creation-date>
    <dc:date>2020-01-21T16:57:08.340373473</dc:date>
    <meta:editing-duration>P1DT3H22M1S</meta:editing-duration>
    <meta:editing-cycles>14</meta:editing-cycles>
    <meta:generator>LibreOffice/6.3.3.2$Linux_X86_64 LibreOffice_project/30$Build-2</meta:generator>
    <meta:document-statistic meta:table-count="0" meta:image-count="0" meta:object-count="0" meta:page-count="6" meta:paragraph-count="164" meta:word-count="1679" meta:character-count="10694" meta:non-whitespace-character-count="9084"/>
  </office:meta>
</office:document-meta>
</file>